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13b6b22f974e3e0802063ab49fdf4d4e" style:family="table-column">
      <style:table-column-properties fo:break-before="auto" style:use-optimal-column-width="false" style:column-width="6cm"/>
    </style:style>
    <style:style style:name="odsStyleTableColumn-63e7a16e99281ae1ef15f64a45e83151" style:family="table-column">
      <style:table-column-properties fo:break-before="auto" style:use-optimal-column-width="false" style:column-width="5cm"/>
    </style:style>
    <style:style style:name="odsStyleTableColumn-4c63e69badaa03ca8afb2f9902728a53" style:family="table-column">
      <style:table-column-properties fo:break-before="auto" style:use-optimal-column-width="false" style:column-width="3cm"/>
    </style:style>
    <style:style style:name="odsStyleTableCell-363b566a04eccb0ccec9fea526f34070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c41fa218d7d5bd5e1f53d0498f20dad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c60f48bda5eb6b3484cb536d6b548080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1d6bc06c7a36852349c7006980b55ec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d2a74c1c269934285f8a632336dde31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7eee733b1de42d6ee3f89a796f0645e0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13b6b22f974e3e0802063ab49fdf4d4e" table:default-cell-style-name="Default"/>
        <table:table-column table:style-name="odsStyleTableColumn-63e7a16e99281ae1ef15f64a45e83151" table:default-cell-style-name="Default"/>
        <table:table-column table:style-name="odsStyleTableColumn-4c63e69badaa03ca8afb2f9902728a53" table:default-cell-style-name="Default"/>
        <table:table-column table:style-name="odsStyleTableColumn-4c63e69badaa03ca8afb2f9902728a53" table:default-cell-style-name="Default"/>
        <table:table-column table:style-name="odsStyleTableColumn-4c63e69badaa03ca8afb2f9902728a5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63b566a04eccb0ccec9fea526f34070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c41fa218d7d5bd5e1f53d0498f20dad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c41fa218d7d5bd5e1f53d0498f20dad" table:number-columns-spanned="5" table:number-rows-spanned="1" office:value-type="string">
            <text:p>TABLA No. 13-24</text:p>
          </table:table-cell>
          <table:covered-table-cell table:number-columns-repeated="4"/>
        </table:table-row>
        <table:table-row table:style-name="ro1">
          <table:table-cell table:style-name="odsStyleTableCell-cc41fa218d7d5bd5e1f53d0498f20dad" table:number-columns-spanned="5" table:number-rows-spanned="1" office:value-type="string">
            <text:p>TABLA DE COTIZACIONES DEL 18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c41fa218d7d5bd5e1f53d0498f20dad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c60f48bda5eb6b3484cb536d6b548080" office:value-type="string">
            <text:p>PAIS</text:p>
          </table:table-cell>
          <table:table-cell table:style-name="odsStyleTableCell-c60f48bda5eb6b3484cb536d6b548080" office:value-type="string">
            <text:p>UNIDAD MONETARIA</text:p>
          </table:table-cell>
          <table:table-cell table:style-name="odsStyleTableCell-c60f48bda5eb6b3484cb536d6b548080" office:value-type="string">
            <text:p>MONEDA</text:p>
          </table:table-cell>
          <table:table-cell table:style-name="odsStyleTableCell-c60f48bda5eb6b3484cb536d6b548080" office:value-type="string">
            <text:p>TIPO DE CAMBIO EN Bs POR UNIDAD DE MONEDA EXTRANJERA</text:p>
          </table:table-cell>
          <table:table-cell table:style-name="odsStyleTableCell-c60f48bda5eb6b3484cb536d6b548080" office:value-type="string">
            <text:p>TIPO DE CAMBIO EN M.E.</text:p>
          </table:table-cell>
        </table:table-row>
        <table:table-row table:style-name="ro1">
          <table:table-cell table:style-name="odsStyleTableCell-1d6bc06c7a36852349c7006980b55ec0" office:value-type="string">
            <text:p>ESTADOS UNIDOS</text:p>
          </table:table-cell>
          <table:table-cell table:style-name="odsStyleTableCell-1d6bc06c7a36852349c7006980b55ec0" office:value-type="string">
            <text:p>DOLAR VENTA</text:p>
          </table:table-cell>
          <table:table-cell table:style-name="odsStyleTableCell-1d6bc06c7a36852349c7006980b55ec0" office:value-type="string">
            <text:p>USD.VENTA</text:p>
          </table:table-cell>
          <table:table-cell table:style-name="odsStyleTableCell-d2a74c1c269934285f8a632336dde31f" office:value-type="string">
            <text:p>6.96000</text:p>
          </table:table-cell>
          <table:table-cell table:style-name="odsStyleTableCell-d2a74c1c269934285f8a632336dde31f" office:value-type="string">
            <text:p/>
          </table:table-cell>
        </table:table-row>
        <table:table-row table:style-name="ro1">
          <table:table-cell table:style-name="odsStyleTableCell-1d6bc06c7a36852349c7006980b55ec0" office:value-type="string">
            <text:p>ESTADOS UNIDOS</text:p>
          </table:table-cell>
          <table:table-cell table:style-name="odsStyleTableCell-1d6bc06c7a36852349c7006980b55ec0" office:value-type="string">
            <text:p>DOLAR COMPRA</text:p>
          </table:table-cell>
          <table:table-cell table:style-name="odsStyleTableCell-1d6bc06c7a36852349c7006980b55ec0" office:value-type="string">
            <text:p>USD.COMPRA</text:p>
          </table:table-cell>
          <table:table-cell table:style-name="odsStyleTableCell-d2a74c1c269934285f8a632336dde31f" office:value-type="string">
            <text:p>6.86000</text:p>
          </table:table-cell>
          <table:table-cell table:style-name="odsStyleTableCell-d2a74c1c269934285f8a632336dde31f" office:value-type="string">
            <text:p/>
          </table:table-cell>
        </table:table-row>
        <table:table-row table:style-name="ro1">
          <table:table-cell table:style-name="odsStyleTableCell-1d6bc06c7a36852349c7006980b55ec0" office:value-type="string">
            <text:p>UNION EUROPEA</text:p>
          </table:table-cell>
          <table:table-cell table:style-name="odsStyleTableCell-1d6bc06c7a36852349c7006980b55ec0" office:value-type="string">
            <text:p>EURO</text:p>
          </table:table-cell>
          <table:table-cell table:style-name="odsStyleTableCell-1d6bc06c7a36852349c7006980b55ec0" office:value-type="string">
            <text:p>EUR</text:p>
          </table:table-cell>
          <table:table-cell table:style-name="odsStyleTableCell-d2a74c1c269934285f8a632336dde31f" office:value-type="string">
            <text:p>7.44923</text:p>
          </table:table-cell>
          <table:table-cell table:style-name="odsStyleTableCell-d2a74c1c269934285f8a632336dde31f" office:value-type="string">
            <text:p>0.92090</text:p>
          </table:table-cell>
        </table:table-row>
        <table:table-row table:style-name="ro1">
          <table:table-cell table:style-name="odsStyleTableCell-1d6bc06c7a36852349c7006980b55ec0" office:value-type="string">
            <text:p>JAPON</text:p>
          </table:table-cell>
          <table:table-cell table:style-name="odsStyleTableCell-1d6bc06c7a36852349c7006980b55ec0" office:value-type="string">
            <text:p>YEN</text:p>
          </table:table-cell>
          <table:table-cell table:style-name="odsStyleTableCell-1d6bc06c7a36852349c7006980b55ec0" office:value-type="string">
            <text:p>JPY</text:p>
          </table:table-cell>
          <table:table-cell table:style-name="odsStyleTableCell-d2a74c1c269934285f8a632336dde31f" office:value-type="string">
            <text:p>0.04624</text:p>
          </table:table-cell>
          <table:table-cell table:style-name="odsStyleTableCell-d2a74c1c269934285f8a632336dde31f" office:value-type="string">
            <text:p>148.37000</text:p>
          </table:table-cell>
        </table:table-row>
        <table:table-row table:style-name="ro1">
          <table:table-cell table:style-name="odsStyleTableCell-1d6bc06c7a36852349c7006980b55ec0" office:value-type="string">
            <text:p>ARABIA SAUDITA</text:p>
          </table:table-cell>
          <table:table-cell table:style-name="odsStyleTableCell-1d6bc06c7a36852349c7006980b55ec0" office:value-type="string">
            <text:p>RIYAL SAUDÍ</text:p>
          </table:table-cell>
          <table:table-cell table:style-name="odsStyleTableCell-1d6bc06c7a36852349c7006980b55ec0" office:value-type="string">
            <text:p>SAR</text:p>
          </table:table-cell>
          <table:table-cell table:style-name="odsStyleTableCell-d2a74c1c269934285f8a632336dde31f" office:value-type="string">
            <text:p>1.82909</text:p>
          </table:table-cell>
          <table:table-cell table:style-name="odsStyleTableCell-d2a74c1c269934285f8a632336dde31f" office:value-type="string">
            <text:p>3.75050</text:p>
          </table:table-cell>
        </table:table-row>
        <table:table-row table:style-name="ro1">
          <table:table-cell table:style-name="odsStyleTableCell-1d6bc06c7a36852349c7006980b55ec0" office:value-type="string">
            <text:p>ARGELIA</text:p>
          </table:table-cell>
          <table:table-cell table:style-name="odsStyleTableCell-1d6bc06c7a36852349c7006980b55ec0" office:value-type="string">
            <text:p>DINAR ARGELINO</text:p>
          </table:table-cell>
          <table:table-cell table:style-name="odsStyleTableCell-1d6bc06c7a36852349c7006980b55ec0" office:value-type="string">
            <text:p>DZD</text:p>
          </table:table-cell>
          <table:table-cell table:style-name="odsStyleTableCell-d2a74c1c269934285f8a632336dde31f" office:value-type="string">
            <text:p>0.05093</text:p>
          </table:table-cell>
          <table:table-cell table:style-name="odsStyleTableCell-d2a74c1c269934285f8a632336dde31f" office:value-type="string">
            <text:p>134.68650</text:p>
          </table:table-cell>
        </table:table-row>
        <table:table-row table:style-name="ro1">
          <table:table-cell table:style-name="odsStyleTableCell-1d6bc06c7a36852349c7006980b55ec0" office:value-type="string">
            <text:p>ARGENTINA</text:p>
          </table:table-cell>
          <table:table-cell table:style-name="odsStyleTableCell-1d6bc06c7a36852349c7006980b55ec0" office:value-type="string">
            <text:p>PESO</text:p>
          </table:table-cell>
          <table:table-cell table:style-name="odsStyleTableCell-1d6bc06c7a36852349c7006980b55ec0" office:value-type="string">
            <text:p>ARS</text:p>
          </table:table-cell>
          <table:table-cell table:style-name="odsStyleTableCell-d2a74c1c269934285f8a632336dde31f" office:value-type="string">
            <text:p>0.00838</text:p>
          </table:table-cell>
          <table:table-cell table:style-name="odsStyleTableCell-d2a74c1c269934285f8a632336dde31f" office:value-type="string">
            <text:p>818.64990</text:p>
          </table:table-cell>
        </table:table-row>
        <table:table-row table:style-name="ro1">
          <table:table-cell table:style-name="odsStyleTableCell-1d6bc06c7a36852349c7006980b55ec0" office:value-type="string">
            <text:p>AUSTRALIA</text:p>
          </table:table-cell>
          <table:table-cell table:style-name="odsStyleTableCell-1d6bc06c7a36852349c7006980b55ec0" office:value-type="string">
            <text:p>DÓLAR</text:p>
          </table:table-cell>
          <table:table-cell table:style-name="odsStyleTableCell-1d6bc06c7a36852349c7006980b55ec0" office:value-type="string">
            <text:p>AUD</text:p>
          </table:table-cell>
          <table:table-cell table:style-name="odsStyleTableCell-d2a74c1c269934285f8a632336dde31f" office:value-type="string">
            <text:p>4.48231</text:p>
          </table:table-cell>
          <table:table-cell table:style-name="odsStyleTableCell-d2a74c1c269934285f8a632336dde31f" office:value-type="string">
            <text:p>1.53046</text:p>
          </table:table-cell>
        </table:table-row>
        <table:table-row table:style-name="ro1">
          <table:table-cell table:style-name="odsStyleTableCell-1d6bc06c7a36852349c7006980b55ec0" office:value-type="string">
            <text:p>BRASIL</text:p>
          </table:table-cell>
          <table:table-cell table:style-name="odsStyleTableCell-1d6bc06c7a36852349c7006980b55ec0" office:value-type="string">
            <text:p>REAL</text:p>
          </table:table-cell>
          <table:table-cell table:style-name="odsStyleTableCell-1d6bc06c7a36852349c7006980b55ec0" office:value-type="string">
            <text:p>BRL</text:p>
          </table:table-cell>
          <table:table-cell table:style-name="odsStyleTableCell-d2a74c1c269934285f8a632336dde31f" office:value-type="string">
            <text:p>1.39041</text:p>
          </table:table-cell>
          <table:table-cell table:style-name="odsStyleTableCell-d2a74c1c269934285f8a632336dde31f" office:value-type="string">
            <text:p>4.93380</text:p>
          </table:table-cell>
        </table:table-row>
        <table:table-row table:style-name="ro1">
          <table:table-cell table:style-name="odsStyleTableCell-1d6bc06c7a36852349c7006980b55ec0" office:value-type="string">
            <text:p>CANADA</text:p>
          </table:table-cell>
          <table:table-cell table:style-name="odsStyleTableCell-1d6bc06c7a36852349c7006980b55ec0" office:value-type="string">
            <text:p>DÓLAR</text:p>
          </table:table-cell>
          <table:table-cell table:style-name="odsStyleTableCell-1d6bc06c7a36852349c7006980b55ec0" office:value-type="string">
            <text:p>CAD</text:p>
          </table:table-cell>
          <table:table-cell table:style-name="odsStyleTableCell-d2a74c1c269934285f8a632336dde31f" office:value-type="string">
            <text:p>5.07021</text:p>
          </table:table-cell>
          <table:table-cell table:style-name="odsStyleTableCell-d2a74c1c269934285f8a632336dde31f" office:value-type="string">
            <text:p>1.35300</text:p>
          </table:table-cell>
        </table:table-row>
        <table:table-row table:style-name="ro1">
          <table:table-cell table:style-name="odsStyleTableCell-1d6bc06c7a36852349c7006980b55ec0" office:value-type="string">
            <text:p>CHILE</text:p>
          </table:table-cell>
          <table:table-cell table:style-name="odsStyleTableCell-1d6bc06c7a36852349c7006980b55ec0" office:value-type="string">
            <text:p>PESO</text:p>
          </table:table-cell>
          <table:table-cell table:style-name="odsStyleTableCell-1d6bc06c7a36852349c7006980b55ec0" office:value-type="string">
            <text:p>CLP</text:p>
          </table:table-cell>
          <table:table-cell table:style-name="odsStyleTableCell-d2a74c1c269934285f8a632336dde31f" office:value-type="string">
            <text:p>0.00743</text:p>
          </table:table-cell>
          <table:table-cell table:style-name="odsStyleTableCell-d2a74c1c269934285f8a632336dde31f" office:value-type="string">
            <text:p>923.50000</text:p>
          </table:table-cell>
        </table:table-row>
        <table:table-row table:style-name="ro1">
          <table:table-cell table:style-name="odsStyleTableCell-1d6bc06c7a36852349c7006980b55ec0" office:value-type="string">
            <text:p>COLOMBIA</text:p>
          </table:table-cell>
          <table:table-cell table:style-name="odsStyleTableCell-1d6bc06c7a36852349c7006980b55ec0" office:value-type="string">
            <text:p>PESO</text:p>
          </table:table-cell>
          <table:table-cell table:style-name="odsStyleTableCell-1d6bc06c7a36852349c7006980b55ec0" office:value-type="string">
            <text:p>COP</text:p>
          </table:table-cell>
          <table:table-cell table:style-name="odsStyleTableCell-d2a74c1c269934285f8a632336dde31f" office:value-type="string">
            <text:p>0.00173</text:p>
          </table:table-cell>
          <table:table-cell table:style-name="odsStyleTableCell-d2a74c1c269934285f8a632336dde31f" office:value-type="string">
            <text:p>3,963.86000</text:p>
          </table:table-cell>
        </table:table-row>
        <table:table-row table:style-name="ro1">
          <table:table-cell table:style-name="odsStyleTableCell-1d6bc06c7a36852349c7006980b55ec0" office:value-type="string">
            <text:p>COREA DEL SUR</text:p>
          </table:table-cell>
          <table:table-cell table:style-name="odsStyleTableCell-1d6bc06c7a36852349c7006980b55ec0" office:value-type="string">
            <text:p>WON</text:p>
          </table:table-cell>
          <table:table-cell table:style-name="odsStyleTableCell-1d6bc06c7a36852349c7006980b55ec0" office:value-type="string">
            <text:p>KRW</text:p>
          </table:table-cell>
          <table:table-cell table:style-name="odsStyleTableCell-d2a74c1c269934285f8a632336dde31f" office:value-type="string">
            <text:p>0.00510</text:p>
          </table:table-cell>
          <table:table-cell table:style-name="odsStyleTableCell-d2a74c1c269934285f8a632336dde31f" office:value-type="string">
            <text:p>1,344.61000</text:p>
          </table:table-cell>
        </table:table-row>
        <table:table-row table:style-name="ro1">
          <table:table-cell table:style-name="odsStyleTableCell-1d6bc06c7a36852349c7006980b55ec0" office:value-type="string">
            <text:p>COSTA RICA</text:p>
          </table:table-cell>
          <table:table-cell table:style-name="odsStyleTableCell-1d6bc06c7a36852349c7006980b55ec0" office:value-type="string">
            <text:p>COLON COSTARRICENSE</text:p>
          </table:table-cell>
          <table:table-cell table:style-name="odsStyleTableCell-1d6bc06c7a36852349c7006980b55ec0" office:value-type="string">
            <text:p>CRC</text:p>
          </table:table-cell>
          <table:table-cell table:style-name="odsStyleTableCell-d2a74c1c269934285f8a632336dde31f" office:value-type="string">
            <text:p>0.01328</text:p>
          </table:table-cell>
          <table:table-cell table:style-name="odsStyleTableCell-d2a74c1c269934285f8a632336dde31f" office:value-type="string">
            <text:p>516.55000</text:p>
          </table:table-cell>
        </table:table-row>
        <table:table-row table:style-name="ro1">
          <table:table-cell table:style-name="odsStyleTableCell-1d6bc06c7a36852349c7006980b55ec0" office:value-type="string">
            <text:p>REPUBLICA CHECA</text:p>
          </table:table-cell>
          <table:table-cell table:style-name="odsStyleTableCell-1d6bc06c7a36852349c7006980b55ec0" office:value-type="string">
            <text:p>CORONA CHECA</text:p>
          </table:table-cell>
          <table:table-cell table:style-name="odsStyleTableCell-1d6bc06c7a36852349c7006980b55ec0" office:value-type="string">
            <text:p>CZK</text:p>
          </table:table-cell>
          <table:table-cell table:style-name="odsStyleTableCell-d2a74c1c269934285f8a632336dde31f" office:value-type="string">
            <text:p>0.30125</text:p>
          </table:table-cell>
          <table:table-cell table:style-name="odsStyleTableCell-d2a74c1c269934285f8a632336dde31f" office:value-type="string">
            <text:p>22.77190</text:p>
          </table:table-cell>
        </table:table-row>
        <table:table-row table:style-name="ro1">
          <table:table-cell table:style-name="odsStyleTableCell-1d6bc06c7a36852349c7006980b55ec0" office:value-type="string">
            <text:p>DINAMARCA</text:p>
          </table:table-cell>
          <table:table-cell table:style-name="odsStyleTableCell-1d6bc06c7a36852349c7006980b55ec0" office:value-type="string">
            <text:p>CORONA</text:p>
          </table:table-cell>
          <table:table-cell table:style-name="odsStyleTableCell-1d6bc06c7a36852349c7006980b55ec0" office:value-type="string">
            <text:p>DKK</text:p>
          </table:table-cell>
          <table:table-cell table:style-name="odsStyleTableCell-d2a74c1c269934285f8a632336dde31f" office:value-type="string">
            <text:p>0.99886</text:p>
          </table:table-cell>
          <table:table-cell table:style-name="odsStyleTableCell-d2a74c1c269934285f8a632336dde31f" office:value-type="string">
            <text:p>6.86780</text:p>
          </table:table-cell>
        </table:table-row>
        <table:table-row table:style-name="ro1">
          <table:table-cell table:style-name="odsStyleTableCell-1d6bc06c7a36852349c7006980b55ec0" office:value-type="string">
            <text:p>ECUADOR</text:p>
          </table:table-cell>
          <table:table-cell table:style-name="odsStyleTableCell-1d6bc06c7a36852349c7006980b55ec0" office:value-type="string">
            <text:p>DÓLAR</text:p>
          </table:table-cell>
          <table:table-cell table:style-name="odsStyleTableCell-1d6bc06c7a36852349c7006980b55ec0" office:value-type="string">
            <text:p>USD</text:p>
          </table:table-cell>
          <table:table-cell table:style-name="odsStyleTableCell-d2a74c1c269934285f8a632336dde31f" office:value-type="string">
            <text:p>6.86000</text:p>
          </table:table-cell>
          <table:table-cell table:style-name="odsStyleTableCell-d2a74c1c269934285f8a632336dde31f" office:value-type="string">
            <text:p>1.00000</text:p>
          </table:table-cell>
        </table:table-row>
        <table:table-row table:style-name="ro1">
          <table:table-cell table:style-name="odsStyleTableCell-1d6bc06c7a36852349c7006980b55ec0" office:value-type="string">
            <text:p>EMIRATOS ARABES</text:p>
          </table:table-cell>
          <table:table-cell table:style-name="odsStyleTableCell-1d6bc06c7a36852349c7006980b55ec0" office:value-type="string">
            <text:p>DIRHAM</text:p>
          </table:table-cell>
          <table:table-cell table:style-name="odsStyleTableCell-1d6bc06c7a36852349c7006980b55ec0" office:value-type="string">
            <text:p>AED</text:p>
          </table:table-cell>
          <table:table-cell table:style-name="odsStyleTableCell-d2a74c1c269934285f8a632336dde31f" office:value-type="string">
            <text:p>1.86768</text:p>
          </table:table-cell>
          <table:table-cell table:style-name="odsStyleTableCell-d2a74c1c269934285f8a632336dde31f" office:value-type="string">
            <text:p>3.67300</text:p>
          </table:table-cell>
        </table:table-row>
        <table:table-row table:style-name="ro1">
          <table:table-cell table:style-name="odsStyleTableCell-1d6bc06c7a36852349c7006980b55ec0" office:value-type="string">
            <text:p>FILIPINAS</text:p>
          </table:table-cell>
          <table:table-cell table:style-name="odsStyleTableCell-1d6bc06c7a36852349c7006980b55ec0" office:value-type="string">
            <text:p>PESO FILIPINO</text:p>
          </table:table-cell>
          <table:table-cell table:style-name="odsStyleTableCell-1d6bc06c7a36852349c7006980b55ec0" office:value-type="string">
            <text:p>PHP</text:p>
          </table:table-cell>
          <table:table-cell table:style-name="odsStyleTableCell-d2a74c1c269934285f8a632336dde31f" office:value-type="string">
            <text:p>0.12268</text:p>
          </table:table-cell>
          <table:table-cell table:style-name="odsStyleTableCell-d2a74c1c269934285f8a632336dde31f" office:value-type="string">
            <text:p>55.92000</text:p>
          </table:table-cell>
        </table:table-row>
        <table:table-row table:style-name="ro1">
          <table:table-cell table:style-name="odsStyleTableCell-1d6bc06c7a36852349c7006980b55ec0" office:value-type="string">
            <text:p>HAITÍ</text:p>
          </table:table-cell>
          <table:table-cell table:style-name="odsStyleTableCell-1d6bc06c7a36852349c7006980b55ec0" office:value-type="string">
            <text:p>GOURDE</text:p>
          </table:table-cell>
          <table:table-cell table:style-name="odsStyleTableCell-1d6bc06c7a36852349c7006980b55ec0" office:value-type="string">
            <text:p>HTG</text:p>
          </table:table-cell>
          <table:table-cell table:style-name="odsStyleTableCell-d2a74c1c269934285f8a632336dde31f" office:value-type="string">
            <text:p>0.05224</text:p>
          </table:table-cell>
          <table:table-cell table:style-name="odsStyleTableCell-d2a74c1c269934285f8a632336dde31f" office:value-type="string">
            <text:p>131.32710</text:p>
          </table:table-cell>
        </table:table-row>
        <table:table-row table:style-name="ro1">
          <table:table-cell table:style-name="odsStyleTableCell-1d6bc06c7a36852349c7006980b55ec0" office:value-type="string">
            <text:p>HONG KONG</text:p>
          </table:table-cell>
          <table:table-cell table:style-name="odsStyleTableCell-1d6bc06c7a36852349c7006980b55ec0" office:value-type="string">
            <text:p>DÓLAR</text:p>
          </table:table-cell>
          <table:table-cell table:style-name="odsStyleTableCell-1d6bc06c7a36852349c7006980b55ec0" office:value-type="string">
            <text:p>HKD</text:p>
          </table:table-cell>
          <table:table-cell table:style-name="odsStyleTableCell-d2a74c1c269934285f8a632336dde31f" office:value-type="string">
            <text:p>0.87713</text:p>
          </table:table-cell>
          <table:table-cell table:style-name="odsStyleTableCell-d2a74c1c269934285f8a632336dde31f" office:value-type="string">
            <text:p>7.82100</text:p>
          </table:table-cell>
        </table:table-row>
        <table:table-row table:style-name="ro1">
          <table:table-cell table:style-name="odsStyleTableCell-1d6bc06c7a36852349c7006980b55ec0" office:value-type="string">
            <text:p>INDIA</text:p>
          </table:table-cell>
          <table:table-cell table:style-name="odsStyleTableCell-1d6bc06c7a36852349c7006980b55ec0" office:value-type="string">
            <text:p>RUPIA</text:p>
          </table:table-cell>
          <table:table-cell table:style-name="odsStyleTableCell-1d6bc06c7a36852349c7006980b55ec0" office:value-type="string">
            <text:p>INR</text:p>
          </table:table-cell>
          <table:table-cell table:style-name="odsStyleTableCell-d2a74c1c269934285f8a632336dde31f" office:value-type="string">
            <text:p>0.08252</text:p>
          </table:table-cell>
          <table:table-cell table:style-name="odsStyleTableCell-d2a74c1c269934285f8a632336dde31f" office:value-type="string">
            <text:p>83.13620</text:p>
          </table:table-cell>
        </table:table-row>
        <table:table-row table:style-name="ro1">
          <table:table-cell table:style-name="odsStyleTableCell-1d6bc06c7a36852349c7006980b55ec0" office:value-type="string">
            <text:p>INDONESIA</text:p>
          </table:table-cell>
          <table:table-cell table:style-name="odsStyleTableCell-1d6bc06c7a36852349c7006980b55ec0" office:value-type="string">
            <text:p>RUPIA INDONESIA</text:p>
          </table:table-cell>
          <table:table-cell table:style-name="odsStyleTableCell-1d6bc06c7a36852349c7006980b55ec0" office:value-type="string">
            <text:p>IDR</text:p>
          </table:table-cell>
          <table:table-cell table:style-name="odsStyleTableCell-d2a74c1c269934285f8a632336dde31f" office:value-type="string">
            <text:p>0.00044</text:p>
          </table:table-cell>
          <table:table-cell table:style-name="odsStyleTableCell-d2a74c1c269934285f8a632336dde31f" office:value-type="string">
            <text:p>15,640.00000</text:p>
          </table:table-cell>
        </table:table-row>
        <table:table-row table:style-name="ro1">
          <table:table-cell table:style-name="odsStyleTableCell-1d6bc06c7a36852349c7006980b55ec0" office:value-type="string">
            <text:p>ISRAEL</text:p>
          </table:table-cell>
          <table:table-cell table:style-name="odsStyleTableCell-1d6bc06c7a36852349c7006980b55ec0" office:value-type="string">
            <text:p>NUEVO SÉQUEL</text:p>
          </table:table-cell>
          <table:table-cell table:style-name="odsStyleTableCell-1d6bc06c7a36852349c7006980b55ec0" office:value-type="string">
            <text:p>ILS</text:p>
          </table:table-cell>
          <table:table-cell table:style-name="odsStyleTableCell-d2a74c1c269934285f8a632336dde31f" office:value-type="string">
            <text:p>1.80888</text:p>
          </table:table-cell>
          <table:table-cell table:style-name="odsStyleTableCell-d2a74c1c269934285f8a632336dde31f" office:value-type="string">
            <text:p>3.79240</text:p>
          </table:table-cell>
        </table:table-row>
        <table:table-row table:style-name="ro1">
          <table:table-cell table:style-name="odsStyleTableCell-1d6bc06c7a36852349c7006980b55ec0" office:value-type="string">
            <text:p>MALASIA</text:p>
          </table:table-cell>
          <table:table-cell table:style-name="odsStyleTableCell-1d6bc06c7a36852349c7006980b55ec0" office:value-type="string">
            <text:p>RINGGIT MALAYO</text:p>
          </table:table-cell>
          <table:table-cell table:style-name="odsStyleTableCell-1d6bc06c7a36852349c7006980b55ec0" office:value-type="string">
            <text:p>MYR</text:p>
          </table:table-cell>
          <table:table-cell table:style-name="odsStyleTableCell-d2a74c1c269934285f8a632336dde31f" office:value-type="string">
            <text:p>1.45425</text:p>
          </table:table-cell>
          <table:table-cell table:style-name="odsStyleTableCell-d2a74c1c269934285f8a632336dde31f" office:value-type="string">
            <text:p>4.71720</text:p>
          </table:table-cell>
        </table:table-row>
        <table:table-row table:style-name="ro1">
          <table:table-cell table:style-name="odsStyleTableCell-1d6bc06c7a36852349c7006980b55ec0" office:value-type="string">
            <text:p>MEXICO</text:p>
          </table:table-cell>
          <table:table-cell table:style-name="odsStyleTableCell-1d6bc06c7a36852349c7006980b55ec0" office:value-type="string">
            <text:p>PESO</text:p>
          </table:table-cell>
          <table:table-cell table:style-name="odsStyleTableCell-1d6bc06c7a36852349c7006980b55ec0" office:value-type="string">
            <text:p>MXN</text:p>
          </table:table-cell>
          <table:table-cell table:style-name="odsStyleTableCell-d2a74c1c269934285f8a632336dde31f" office:value-type="string">
            <text:p>0.39707</text:p>
          </table:table-cell>
          <table:table-cell table:style-name="odsStyleTableCell-d2a74c1c269934285f8a632336dde31f" office:value-type="string">
            <text:p>17.27640</text:p>
          </table:table-cell>
        </table:table-row>
        <table:table-row table:style-name="ro1">
          <table:table-cell table:style-name="odsStyleTableCell-1d6bc06c7a36852349c7006980b55ec0" office:value-type="string">
            <text:p>NORUEGA</text:p>
          </table:table-cell>
          <table:table-cell table:style-name="odsStyleTableCell-1d6bc06c7a36852349c7006980b55ec0" office:value-type="string">
            <text:p>CORONA</text:p>
          </table:table-cell>
          <table:table-cell table:style-name="odsStyleTableCell-1d6bc06c7a36852349c7006980b55ec0" office:value-type="string">
            <text:p>NOK</text:p>
          </table:table-cell>
          <table:table-cell table:style-name="odsStyleTableCell-d2a74c1c269934285f8a632336dde31f" office:value-type="string">
            <text:p>0.65111</text:p>
          </table:table-cell>
          <table:table-cell table:style-name="odsStyleTableCell-d2a74c1c269934285f8a632336dde31f" office:value-type="string">
            <text:p>10.53580</text:p>
          </table:table-cell>
        </table:table-row>
        <table:table-row table:style-name="ro1">
          <table:table-cell table:style-name="odsStyleTableCell-1d6bc06c7a36852349c7006980b55ec0" office:value-type="string">
            <text:p>PANAMÁ</text:p>
          </table:table-cell>
          <table:table-cell table:style-name="odsStyleTableCell-1d6bc06c7a36852349c7006980b55ec0" office:value-type="string">
            <text:p>BALBOA</text:p>
          </table:table-cell>
          <table:table-cell table:style-name="odsStyleTableCell-1d6bc06c7a36852349c7006980b55ec0" office:value-type="string">
            <text:p>PAB</text:p>
          </table:table-cell>
          <table:table-cell table:style-name="odsStyleTableCell-d2a74c1c269934285f8a632336dde31f" office:value-type="string">
            <text:p>6.86000</text:p>
          </table:table-cell>
          <table:table-cell table:style-name="odsStyleTableCell-d2a74c1c269934285f8a632336dde31f" office:value-type="string">
            <text:p>1.00000</text:p>
          </table:table-cell>
        </table:table-row>
        <table:table-row table:style-name="ro1">
          <table:table-cell table:style-name="odsStyleTableCell-1d6bc06c7a36852349c7006980b55ec0" office:value-type="string">
            <text:p>PARAGUAY</text:p>
          </table:table-cell>
          <table:table-cell table:style-name="odsStyleTableCell-1d6bc06c7a36852349c7006980b55ec0" office:value-type="string">
            <text:p>GUARANI</text:p>
          </table:table-cell>
          <table:table-cell table:style-name="odsStyleTableCell-1d6bc06c7a36852349c7006980b55ec0" office:value-type="string">
            <text:p>PYG</text:p>
          </table:table-cell>
          <table:table-cell table:style-name="odsStyleTableCell-d2a74c1c269934285f8a632336dde31f" office:value-type="string">
            <text:p>0.00094</text:p>
          </table:table-cell>
          <table:table-cell table:style-name="odsStyleTableCell-d2a74c1c269934285f8a632336dde31f" office:value-type="string">
            <text:p>7,283.00000</text:p>
          </table:table-cell>
        </table:table-row>
        <table:table-row table:style-name="ro1">
          <table:table-cell table:style-name="odsStyleTableCell-1d6bc06c7a36852349c7006980b55ec0" office:value-type="string">
            <text:p>PERU</text:p>
          </table:table-cell>
          <table:table-cell table:style-name="odsStyleTableCell-1d6bc06c7a36852349c7006980b55ec0" office:value-type="string">
            <text:p>NUEVO SOL</text:p>
          </table:table-cell>
          <table:table-cell table:style-name="odsStyleTableCell-1d6bc06c7a36852349c7006980b55ec0" office:value-type="string">
            <text:p>PEN</text:p>
          </table:table-cell>
          <table:table-cell table:style-name="odsStyleTableCell-d2a74c1c269934285f8a632336dde31f" office:value-type="string">
            <text:p>1.83320</text:p>
          </table:table-cell>
          <table:table-cell table:style-name="odsStyleTableCell-d2a74c1c269934285f8a632336dde31f" office:value-type="string">
            <text:p>3.74210</text:p>
          </table:table-cell>
        </table:table-row>
        <table:table-row table:style-name="ro1">
          <table:table-cell table:style-name="odsStyleTableCell-1d6bc06c7a36852349c7006980b55ec0" office:value-type="string">
            <text:p>REINO UNIDO</text:p>
          </table:table-cell>
          <table:table-cell table:style-name="odsStyleTableCell-1d6bc06c7a36852349c7006980b55ec0" office:value-type="string">
            <text:p>LIBRA</text:p>
          </table:table-cell>
          <table:table-cell table:style-name="odsStyleTableCell-1d6bc06c7a36852349c7006980b55ec0" office:value-type="string">
            <text:p>GBP</text:p>
          </table:table-cell>
          <table:table-cell table:style-name="odsStyleTableCell-d2a74c1c269934285f8a632336dde31f" office:value-type="string">
            <text:p>8.68750</text:p>
          </table:table-cell>
          <table:table-cell table:style-name="odsStyleTableCell-d2a74c1c269934285f8a632336dde31f" office:value-type="string">
            <text:p>0.78964</text:p>
          </table:table-cell>
        </table:table-row>
        <table:table-row table:style-name="ro1">
          <table:table-cell table:style-name="odsStyleTableCell-1d6bc06c7a36852349c7006980b55ec0" office:value-type="string">
            <text:p>REPÚBLICA DOMINICANA</text:p>
          </table:table-cell>
          <table:table-cell table:style-name="odsStyleTableCell-1d6bc06c7a36852349c7006980b55ec0" office:value-type="string">
            <text:p>PESO DOMINICANO</text:p>
          </table:table-cell>
          <table:table-cell table:style-name="odsStyleTableCell-1d6bc06c7a36852349c7006980b55ec0" office:value-type="string">
            <text:p>DOP</text:p>
          </table:table-cell>
          <table:table-cell table:style-name="odsStyleTableCell-d2a74c1c269934285f8a632336dde31f" office:value-type="string">
            <text:p>0.11665</text:p>
          </table:table-cell>
          <table:table-cell table:style-name="odsStyleTableCell-d2a74c1c269934285f8a632336dde31f" office:value-type="string">
            <text:p>58.80600</text:p>
          </table:table-cell>
        </table:table-row>
        <table:table-row table:style-name="ro1">
          <table:table-cell table:style-name="odsStyleTableCell-1d6bc06c7a36852349c7006980b55ec0" office:value-type="string">
            <text:p>REP.POPULAR CHINA</text:p>
          </table:table-cell>
          <table:table-cell table:style-name="odsStyleTableCell-1d6bc06c7a36852349c7006980b55ec0" office:value-type="string">
            <text:p>YUAN RENMINBI OFFSHORE</text:p>
          </table:table-cell>
          <table:table-cell table:style-name="odsStyleTableCell-1d6bc06c7a36852349c7006980b55ec0" office:value-type="string">
            <text:p>CNH</text:p>
          </table:table-cell>
          <table:table-cell table:style-name="odsStyleTableCell-d2a74c1c269934285f8a632336dde31f" office:value-type="string">
            <text:p>0.94947</text:p>
          </table:table-cell>
          <table:table-cell table:style-name="odsStyleTableCell-d2a74c1c269934285f8a632336dde31f" office:value-type="string">
            <text:p>7.22510</text:p>
          </table:table-cell>
        </table:table-row>
        <table:table-row table:style-name="ro1">
          <table:table-cell table:style-name="odsStyleTableCell-1d6bc06c7a36852349c7006980b55ec0" office:value-type="string">
            <text:p>RUSIA</text:p>
          </table:table-cell>
          <table:table-cell table:style-name="odsStyleTableCell-1d6bc06c7a36852349c7006980b55ec0" office:value-type="string">
            <text:p>RUBLO RUSO</text:p>
          </table:table-cell>
          <table:table-cell table:style-name="odsStyleTableCell-1d6bc06c7a36852349c7006980b55ec0" office:value-type="string">
            <text:p>RUB</text:p>
          </table:table-cell>
          <table:table-cell table:style-name="odsStyleTableCell-d2a74c1c269934285f8a632336dde31f" office:value-type="string">
            <text:p>0.07762</text:p>
          </table:table-cell>
          <table:table-cell table:style-name="odsStyleTableCell-d2a74c1c269934285f8a632336dde31f" office:value-type="string">
            <text:p>88.37890</text:p>
          </table:table-cell>
        </table:table-row>
        <table:table-row table:style-name="ro1">
          <table:table-cell table:style-name="odsStyleTableCell-1d6bc06c7a36852349c7006980b55ec0" office:value-type="string">
            <text:p>SINGAPUR</text:p>
          </table:table-cell>
          <table:table-cell table:style-name="odsStyleTableCell-1d6bc06c7a36852349c7006980b55ec0" office:value-type="string">
            <text:p>DÓLAR</text:p>
          </table:table-cell>
          <table:table-cell table:style-name="odsStyleTableCell-1d6bc06c7a36852349c7006980b55ec0" office:value-type="string">
            <text:p>SGD</text:p>
          </table:table-cell>
          <table:table-cell table:style-name="odsStyleTableCell-d2a74c1c269934285f8a632336dde31f" office:value-type="string">
            <text:p>5.09620</text:p>
          </table:table-cell>
          <table:table-cell table:style-name="odsStyleTableCell-d2a74c1c269934285f8a632336dde31f" office:value-type="string">
            <text:p>1.34610</text:p>
          </table:table-cell>
        </table:table-row>
        <table:table-row table:style-name="ro1">
          <table:table-cell table:style-name="odsStyleTableCell-1d6bc06c7a36852349c7006980b55ec0" office:value-type="string">
            <text:p>SUDÁFRICA</text:p>
          </table:table-cell>
          <table:table-cell table:style-name="odsStyleTableCell-1d6bc06c7a36852349c7006980b55ec0" office:value-type="string">
            <text:p>RAND</text:p>
          </table:table-cell>
          <table:table-cell table:style-name="odsStyleTableCell-1d6bc06c7a36852349c7006980b55ec0" office:value-type="string">
            <text:p>ZAR</text:p>
          </table:table-cell>
          <table:table-cell table:style-name="odsStyleTableCell-d2a74c1c269934285f8a632336dde31f" office:value-type="string">
            <text:p>0.35942</text:p>
          </table:table-cell>
          <table:table-cell table:style-name="odsStyleTableCell-d2a74c1c269934285f8a632336dde31f" office:value-type="string">
            <text:p>19.08650</text:p>
          </table:table-cell>
        </table:table-row>
        <table:table-row table:style-name="ro1">
          <table:table-cell table:style-name="odsStyleTableCell-1d6bc06c7a36852349c7006980b55ec0" office:value-type="string">
            <text:p>SUECIA</text:p>
          </table:table-cell>
          <table:table-cell table:style-name="odsStyleTableCell-1d6bc06c7a36852349c7006980b55ec0" office:value-type="string">
            <text:p>CORONA</text:p>
          </table:table-cell>
          <table:table-cell table:style-name="odsStyleTableCell-1d6bc06c7a36852349c7006980b55ec0" office:value-type="string">
            <text:p>SEK</text:p>
          </table:table-cell>
          <table:table-cell table:style-name="odsStyleTableCell-d2a74c1c269934285f8a632336dde31f" office:value-type="string">
            <text:p>0.65477</text:p>
          </table:table-cell>
          <table:table-cell table:style-name="odsStyleTableCell-d2a74c1c269934285f8a632336dde31f" office:value-type="string">
            <text:p>10.47690</text:p>
          </table:table-cell>
        </table:table-row>
        <table:table-row table:style-name="ro1">
          <table:table-cell table:style-name="odsStyleTableCell-1d6bc06c7a36852349c7006980b55ec0" office:value-type="string">
            <text:p>SUIZA</text:p>
          </table:table-cell>
          <table:table-cell table:style-name="odsStyleTableCell-1d6bc06c7a36852349c7006980b55ec0" office:value-type="string">
            <text:p>FRANCO</text:p>
          </table:table-cell>
          <table:table-cell table:style-name="odsStyleTableCell-1d6bc06c7a36852349c7006980b55ec0" office:value-type="string">
            <text:p>CHF</text:p>
          </table:table-cell>
          <table:table-cell table:style-name="odsStyleTableCell-d2a74c1c269934285f8a632336dde31f" office:value-type="string">
            <text:p>7.91873</text:p>
          </table:table-cell>
          <table:table-cell table:style-name="odsStyleTableCell-d2a74c1c269934285f8a632336dde31f" office:value-type="string">
            <text:p>0.86630</text:p>
          </table:table-cell>
        </table:table-row>
        <table:table-row table:style-name="ro1">
          <table:table-cell table:style-name="odsStyleTableCell-1d6bc06c7a36852349c7006980b55ec0" office:value-type="string">
            <text:p>TAILANDIA</text:p>
          </table:table-cell>
          <table:table-cell table:style-name="odsStyleTableCell-1d6bc06c7a36852349c7006980b55ec0" office:value-type="string">
            <text:p>THAI BAHT</text:p>
          </table:table-cell>
          <table:table-cell table:style-name="odsStyleTableCell-1d6bc06c7a36852349c7006980b55ec0" office:value-type="string">
            <text:p>THB</text:p>
          </table:table-cell>
          <table:table-cell table:style-name="odsStyleTableCell-d2a74c1c269934285f8a632336dde31f" office:value-type="string">
            <text:p>0.19230</text:p>
          </table:table-cell>
          <table:table-cell table:style-name="odsStyleTableCell-d2a74c1c269934285f8a632336dde31f" office:value-type="string">
            <text:p>35.67300</text:p>
          </table:table-cell>
        </table:table-row>
        <table:table-row table:style-name="ro1">
          <table:table-cell table:style-name="odsStyleTableCell-1d6bc06c7a36852349c7006980b55ec0" office:value-type="string">
            <text:p>TAIWAN</text:p>
          </table:table-cell>
          <table:table-cell table:style-name="odsStyleTableCell-1d6bc06c7a36852349c7006980b55ec0" office:value-type="string">
            <text:p>DÓLAR</text:p>
          </table:table-cell>
          <table:table-cell table:style-name="odsStyleTableCell-1d6bc06c7a36852349c7006980b55ec0" office:value-type="string">
            <text:p>TWD</text:p>
          </table:table-cell>
          <table:table-cell table:style-name="odsStyleTableCell-d2a74c1c269934285f8a632336dde31f" office:value-type="string">
            <text:p>0.21699</text:p>
          </table:table-cell>
          <table:table-cell table:style-name="odsStyleTableCell-d2a74c1c269934285f8a632336dde31f" office:value-type="string">
            <text:p>31.61500</text:p>
          </table:table-cell>
        </table:table-row>
        <table:table-row table:style-name="ro1">
          <table:table-cell table:style-name="odsStyleTableCell-1d6bc06c7a36852349c7006980b55ec0" office:value-type="string">
            <text:p>TÚNEZ</text:p>
          </table:table-cell>
          <table:table-cell table:style-name="odsStyleTableCell-1d6bc06c7a36852349c7006980b55ec0" office:value-type="string">
            <text:p>DINAR TUNECINO</text:p>
          </table:table-cell>
          <table:table-cell table:style-name="odsStyleTableCell-1d6bc06c7a36852349c7006980b55ec0" office:value-type="string">
            <text:p>TND</text:p>
          </table:table-cell>
          <table:table-cell table:style-name="odsStyleTableCell-d2a74c1c269934285f8a632336dde31f" office:value-type="string">
            <text:p>2.20494</text:p>
          </table:table-cell>
          <table:table-cell table:style-name="odsStyleTableCell-d2a74c1c269934285f8a632336dde31f" office:value-type="string">
            <text:p>3.11120</text:p>
          </table:table-cell>
        </table:table-row>
        <table:table-row table:style-name="ro1">
          <table:table-cell table:style-name="odsStyleTableCell-1d6bc06c7a36852349c7006980b55ec0" office:value-type="string">
            <text:p>TURQUÍA</text:p>
          </table:table-cell>
          <table:table-cell table:style-name="odsStyleTableCell-1d6bc06c7a36852349c7006980b55ec0" office:value-type="string">
            <text:p>LIRA TURCA</text:p>
          </table:table-cell>
          <table:table-cell table:style-name="odsStyleTableCell-1d6bc06c7a36852349c7006980b55ec0" office:value-type="string">
            <text:p>TRY</text:p>
          </table:table-cell>
          <table:table-cell table:style-name="odsStyleTableCell-d2a74c1c269934285f8a632336dde31f" office:value-type="string">
            <text:p>0.22768</text:p>
          </table:table-cell>
          <table:table-cell table:style-name="odsStyleTableCell-d2a74c1c269934285f8a632336dde31f" office:value-type="string">
            <text:p>30.12950</text:p>
          </table:table-cell>
        </table:table-row>
        <table:table-row table:style-name="ro1">
          <table:table-cell table:style-name="odsStyleTableCell-1d6bc06c7a36852349c7006980b55ec0" office:value-type="string">
            <text:p>URUGUAY</text:p>
          </table:table-cell>
          <table:table-cell table:style-name="odsStyleTableCell-1d6bc06c7a36852349c7006980b55ec0" office:value-type="string">
            <text:p>PESO</text:p>
          </table:table-cell>
          <table:table-cell table:style-name="odsStyleTableCell-1d6bc06c7a36852349c7006980b55ec0" office:value-type="string">
            <text:p>UYU</text:p>
          </table:table-cell>
          <table:table-cell table:style-name="odsStyleTableCell-d2a74c1c269934285f8a632336dde31f" office:value-type="string">
            <text:p>0.17475</text:p>
          </table:table-cell>
          <table:table-cell table:style-name="odsStyleTableCell-d2a74c1c269934285f8a632336dde31f" office:value-type="string">
            <text:p>39.25500</text:p>
          </table:table-cell>
        </table:table-row>
        <table:table-row table:style-name="ro1">
          <table:table-cell table:style-name="odsStyleTableCell-1d6bc06c7a36852349c7006980b55ec0" office:value-type="string">
            <text:p>VENEZUELA</text:p>
          </table:table-cell>
          <table:table-cell table:style-name="odsStyleTableCell-1d6bc06c7a36852349c7006980b55ec0" office:value-type="string">
            <text:p>BOLIVAR DIGITAL</text:p>
          </table:table-cell>
          <table:table-cell table:style-name="odsStyleTableCell-1d6bc06c7a36852349c7006980b55ec0" office:value-type="string">
            <text:p>VES</text:p>
          </table:table-cell>
          <table:table-cell table:style-name="odsStyleTableCell-d2a74c1c269934285f8a632336dde31f" office:value-type="string">
            <text:p>0.19055</text:p>
          </table:table-cell>
          <table:table-cell table:style-name="odsStyleTableCell-d2a74c1c269934285f8a632336dde31f" office:value-type="string">
            <text:p>36.00150</text:p>
          </table:table-cell>
        </table:table-row>
        <table:table-row table:style-name="ro1">
          <table:table-cell table:style-name="odsStyleTableCell-1d6bc06c7a36852349c7006980b55ec0" office:value-type="string">
            <text:p>VIETNAM</text:p>
          </table:table-cell>
          <table:table-cell table:style-name="odsStyleTableCell-1d6bc06c7a36852349c7006980b55ec0" office:value-type="string">
            <text:p>DONG</text:p>
          </table:table-cell>
          <table:table-cell table:style-name="odsStyleTableCell-1d6bc06c7a36852349c7006980b55ec0" office:value-type="string">
            <text:p>VND</text:p>
          </table:table-cell>
          <table:table-cell table:style-name="odsStyleTableCell-d2a74c1c269934285f8a632336dde31f" office:value-type="string">
            <text:p>0.00028</text:p>
          </table:table-cell>
          <table:table-cell table:style-name="odsStyleTableCell-d2a74c1c269934285f8a632336dde31f" office:value-type="string">
            <text:p>24,522.50000</text:p>
          </table:table-cell>
        </table:table-row>
        <table:table-row table:style-name="ro1">
          <table:table-cell table:style-name="odsStyleTableCell-1d6bc06c7a36852349c7006980b55ec0" office:value-type="string">
            <text:p/>
          </table:table-cell>
          <table:table-cell table:style-name="odsStyleTableCell-1d6bc06c7a36852349c7006980b55ec0" office:value-type="string">
            <text:p>DERECHO ESPECIAL DE GIRO</text:p>
          </table:table-cell>
          <table:table-cell table:style-name="odsStyleTableCell-1d6bc06c7a36852349c7006980b55ec0" office:value-type="string">
            <text:p>USD/D.E.G.</text:p>
          </table:table-cell>
          <table:table-cell table:style-name="odsStyleTableCell-d2a74c1c269934285f8a632336dde31f" office:value-type="string">
            <text:p/>
          </table:table-cell>
          <table:table-cell table:style-name="odsStyleTableCell-d2a74c1c269934285f8a632336dde31f" office:value-type="string">
            <text:p>1.33079</text:p>
          </table:table-cell>
        </table:table-row>
        <table:table-row table:style-name="ro1">
          <table:table-cell table:style-name="odsStyleTableCell-1d6bc06c7a36852349c7006980b55ec0" office:value-type="string">
            <text:p/>
          </table:table-cell>
          <table:table-cell table:style-name="odsStyleTableCell-1d6bc06c7a36852349c7006980b55ec0" office:value-type="string">
            <text:p>UNIDAD DE FOMENTO DE VIVIENDA</text:p>
          </table:table-cell>
          <table:table-cell table:style-name="odsStyleTableCell-1d6bc06c7a36852349c7006980b55ec0" office:value-type="string">
            <text:p>Bs/UFV</text:p>
          </table:table-cell>
          <table:table-cell table:style-name="odsStyleTableCell-d2a74c1c269934285f8a632336dde31f" office:value-type="string">
            <text:p/>
          </table:table-cell>
          <table:table-cell table:style-name="odsStyleTableCell-d2a74c1c269934285f8a632336dde31f" office:value-type="string">
            <text:p>2.476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c41fa218d7d5bd5e1f53d0498f20dad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c60f48bda5eb6b3484cb536d6b548080" office:value-type="string">
            <text:p> </text:p>
          </table:table-cell>
          <table:table-cell table:style-name="odsStyleTableCell-c60f48bda5eb6b3484cb536d6b548080" office:value-type="string">
            <text:p>UNIDAD MONETARIA</text:p>
          </table:table-cell>
          <table:table-cell table:style-name="odsStyleTableCell-c60f48bda5eb6b3484cb536d6b548080" office:value-type="string">
            <text:p>MONEDA</text:p>
          </table:table-cell>
          <table:table-cell table:style-name="odsStyleTableCell-c60f48bda5eb6b3484cb536d6b548080" office:value-type="string">
            <text:p>TIPO DE CAMBIO EN M.E.</text:p>
          </table:table-cell>
        </table:table-row>
        <table:table-row table:style-name="ro1">
          <table:table-cell table:style-name="odsStyleTableCell-1d6bc06c7a36852349c7006980b55ec0" office:value-type="string">
            <text:p>ORO</text:p>
          </table:table-cell>
          <table:table-cell table:style-name="odsStyleTableCell-1d6bc06c7a36852349c7006980b55ec0" office:value-type="string">
            <text:p>ONZA TROY ORO</text:p>
          </table:table-cell>
          <table:table-cell table:style-name="odsStyleTableCell-1d6bc06c7a36852349c7006980b55ec0" office:value-type="string">
            <text:p>USD./O.T.F.</text:p>
          </table:table-cell>
          <table:table-cell table:style-name="odsStyleTableCell-d2a74c1c269934285f8a632336dde31f" office:value-type="string">
            <text:p>2,002.73000</text:p>
          </table:table-cell>
        </table:table-row>
        <table:table-row table:style-name="ro1">
          <table:table-cell table:style-name="odsStyleTableCell-1d6bc06c7a36852349c7006980b55ec0" office:value-type="string">
            <text:p>PLATA</text:p>
          </table:table-cell>
          <table:table-cell table:style-name="odsStyleTableCell-1d6bc06c7a36852349c7006980b55ec0" office:value-type="string">
            <text:p>ONZA TROY PLATA</text:p>
          </table:table-cell>
          <table:table-cell table:style-name="odsStyleTableCell-1d6bc06c7a36852349c7006980b55ec0" office:value-type="string">
            <text:p>USD./O.T.F.</text:p>
          </table:table-cell>
          <table:table-cell table:style-name="odsStyleTableCell-d2a74c1c269934285f8a632336dde31f" office:value-type="string">
            <text:p>22.522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c41fa218d7d5bd5e1f53d0498f20dad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c60f48bda5eb6b3484cb536d6b548080" office:value-type="string">
            <text:p> </text:p>
          </table:table-cell>
          <table:table-cell table:style-name="odsStyleTableCell-c60f48bda5eb6b3484cb536d6b548080" office:value-type="string">
            <text:p>1 MES</text:p>
          </table:table-cell>
          <table:table-cell table:style-name="odsStyleTableCell-c60f48bda5eb6b3484cb536d6b548080" office:value-type="string">
            <text:p>3 MESES</text:p>
          </table:table-cell>
          <table:table-cell table:style-name="odsStyleTableCell-c60f48bda5eb6b3484cb536d6b548080" office:value-type="string">
            <text:p>6 MESES</text:p>
          </table:table-cell>
        </table:table-row>
        <table:table-row table:style-name="ro1">
          <table:table-cell table:style-name="odsStyleTableCell-7eee733b1de42d6ee3f89a796f0645e0" office:value-type="string">
            <text:p>TASA LIBOR(USD)</text:p>
          </table:table-cell>
          <table:table-cell table:style-name="odsStyleTableCell-d2a74c1c269934285f8a632336dde31f" office:value-type="string">
            <text:p>5.45</text:p>
          </table:table-cell>
          <table:table-cell table:style-name="odsStyleTableCell-d2a74c1c269934285f8a632336dde31f" office:value-type="string">
            <text:p>5.57</text:p>
          </table:table-cell>
          <table:table-cell table:style-name="odsStyleTableCell-d2a74c1c269934285f8a632336dde31f" office:value-type="string">
            <text:p>5.5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d6bc06c7a36852349c7006980b55ec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08</meta:creation-date>
    <meta:generator>ods générator</meta:generator>
    <dc:date>2024-10-16T04:16:08</dc:date>
    <meta:editing-duration>PT1S</meta:editing-duration>
    <meta:editing-cycles>1</meta:editing-cycles>
    <meta:document-statistic meta:table-count="1" meta:cell-count="4" meta:object-count="0"/>
  </office:meta>
</office:document-meta>
</file>